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640c1"/>
    </style:style>
    <style:style style:name="P2" style:family="paragraph" style:parent-style-name="Standard">
      <style:paragraph-properties fo:text-align="start" style:justify-single-word="false"/>
      <style:text-properties officeooo:paragraph-rsid="00064d07"/>
    </style:style>
    <style:style style:name="P3" style:family="paragraph" style:parent-style-name="Standard">
      <style:paragraph-properties fo:text-align="start" style:justify-single-word="false"/>
      <style:text-properties officeooo:paragraph-rsid="000834eb"/>
    </style:style>
    <style:style style:name="P4" style:family="paragraph" style:parent-style-name="Standard">
      <style:paragraph-properties fo:text-align="start" style:justify-single-word="false"/>
      <style:text-properties officeooo:paragraph-rsid="000a2999"/>
    </style:style>
    <style:style style:name="P5" style:family="paragraph" style:parent-style-name="Standard">
      <style:paragraph-properties fo:text-align="center" style:justify-single-word="false"/>
      <style:text-properties officeooo:rsid="000184c8" officeooo:paragraph-rsid="000184c8"/>
    </style:style>
    <style:style style:name="P6" style:family="paragraph" style:parent-style-name="Standard">
      <style:paragraph-properties fo:text-align="start" style:justify-single-word="false"/>
      <style:text-properties officeooo:rsid="000184c8" officeooo:paragraph-rsid="000640c1"/>
    </style:style>
    <style:style style:name="P7" style:family="paragraph" style:parent-style-name="Standard">
      <style:paragraph-properties fo:text-align="center" style:justify-single-word="false"/>
      <style:text-properties fo:font-size="14pt" officeooo:rsid="000184c8" officeooo:paragraph-rsid="000184c8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officeooo:rsid="0003157d" officeooo:paragraph-rsid="0003157d"/>
    </style:style>
    <style:style style:name="P9" style:family="paragraph" style:parent-style-name="Standard">
      <style:paragraph-properties fo:text-align="start" style:justify-single-word="false"/>
      <style:text-properties officeooo:rsid="0003157d" officeooo:paragraph-rsid="000640c1"/>
    </style:style>
    <style:style style:name="P10" style:family="paragraph" style:parent-style-name="Standard">
      <style:paragraph-properties fo:text-align="start" style:justify-single-word="false"/>
      <style:text-properties officeooo:rsid="000640c1" officeooo:paragraph-rsid="000640c1"/>
    </style:style>
    <style:style style:name="P11" style:family="paragraph" style:parent-style-name="Standard">
      <style:paragraph-properties fo:text-align="start" style:justify-single-word="false"/>
      <style:text-properties officeooo:rsid="000640c1" officeooo:paragraph-rsid="00064d07"/>
    </style:style>
    <style:style style:name="P12" style:family="paragraph" style:parent-style-name="Standard">
      <style:paragraph-properties fo:text-align="start" style:justify-single-word="false"/>
      <style:text-properties officeooo:rsid="00064d07" officeooo:paragraph-rsid="00064d07"/>
    </style:style>
    <style:style style:name="P13" style:family="paragraph" style:parent-style-name="Standard">
      <style:paragraph-properties fo:text-align="start" style:justify-single-word="false"/>
      <style:text-properties officeooo:rsid="00064d07" officeooo:paragraph-rsid="000834eb"/>
    </style:style>
    <style:style style:name="P14" style:family="paragraph" style:parent-style-name="Standard">
      <style:paragraph-properties fo:text-align="start" style:justify-single-word="false"/>
      <style:text-properties officeooo:rsid="000834eb" officeooo:paragraph-rsid="000834eb"/>
    </style:style>
    <style:style style:name="P15" style:family="paragraph" style:parent-style-name="Standard">
      <style:paragraph-properties fo:text-align="start" style:justify-single-word="false"/>
      <style:text-properties officeooo:rsid="0008ce53" officeooo:paragraph-rsid="0008ce53"/>
    </style:style>
    <style:style style:name="P16" style:family="paragraph" style:parent-style-name="Standard">
      <style:paragraph-properties fo:text-align="start" style:justify-single-word="false"/>
      <style:text-properties officeooo:rsid="0008ce53" officeooo:paragraph-rsid="000a2999"/>
    </style:style>
    <style:style style:name="P17" style:family="paragraph" style:parent-style-name="Standard">
      <style:paragraph-properties fo:text-align="start" style:justify-single-word="false"/>
      <style:text-properties officeooo:rsid="000a2999" officeooo:paragraph-rsid="000a2999"/>
    </style:style>
    <style:style style:name="P18" style:family="paragraph" style:parent-style-name="Standard">
      <style:paragraph-properties fo:text-align="start" style:justify-single-word="false"/>
      <style:text-properties officeooo:rsid="000b69ad" officeooo:paragraph-rsid="000b69ad"/>
    </style:style>
    <style:style style:name="P19" style:family="paragraph" style:parent-style-name="Standard">
      <style:paragraph-properties fo:text-align="start" style:justify-single-word="false"/>
      <style:text-properties officeooo:rsid="000b76c2" officeooo:paragraph-rsid="000b76c2"/>
    </style:style>
    <style:style style:name="P20" style:family="paragraph" style:parent-style-name="Standard">
      <style:paragraph-properties fo:text-align="start" style:justify-single-word="false"/>
      <style:text-properties officeooo:rsid="000cb587" officeooo:paragraph-rsid="000cb587"/>
    </style:style>
    <style:style style:name="P21" style:family="paragraph" style:parent-style-name="Standard">
      <style:paragraph-properties fo:text-align="start" style:justify-single-word="false"/>
      <style:text-properties officeooo:rsid="000dc76b" officeooo:paragraph-rsid="000dc76b"/>
    </style:style>
    <style:style style:name="P22" style:family="paragraph" style:parent-style-name="Standard">
      <style:paragraph-properties fo:text-align="start" style:justify-single-word="false"/>
      <style:text-properties officeooo:rsid="000e0cec" officeooo:paragraph-rsid="000e0cec"/>
    </style:style>
    <style:style style:name="P23" style:family="paragraph" style:parent-style-name="Standard">
      <style:paragraph-properties fo:text-align="start" style:justify-single-word="false"/>
      <style:text-properties officeooo:rsid="000e0cec" officeooo:paragraph-rsid="000ffd3a"/>
    </style:style>
    <style:style style:name="P24" style:family="paragraph" style:parent-style-name="Standard">
      <style:paragraph-properties fo:text-align="start" style:justify-single-word="false"/>
      <style:text-properties officeooo:rsid="000e0cec" officeooo:paragraph-rsid="001075bf"/>
    </style:style>
    <style:style style:name="P25" style:family="paragraph" style:parent-style-name="Standard">
      <style:paragraph-properties fo:text-align="start" style:justify-single-word="false"/>
      <style:text-properties officeooo:rsid="000e0cec" officeooo:paragraph-rsid="0011a934"/>
    </style:style>
    <style:style style:name="P26" style:family="paragraph" style:parent-style-name="Standard">
      <style:paragraph-properties fo:text-align="start" style:justify-single-word="false"/>
      <style:text-properties officeooo:rsid="000e0cec" officeooo:paragraph-rsid="0012434f"/>
    </style:style>
    <style:style style:name="P27" style:family="paragraph" style:parent-style-name="Standard">
      <style:paragraph-properties fo:text-align="start" style:justify-single-word="false"/>
      <style:text-properties officeooo:rsid="000e0cec" officeooo:paragraph-rsid="0013d286"/>
    </style:style>
    <style:style style:name="P28" style:family="paragraph" style:parent-style-name="Standard">
      <style:paragraph-properties fo:text-align="start" style:justify-single-word="false"/>
      <style:text-properties officeooo:rsid="000e0cec" officeooo:paragraph-rsid="001412ba"/>
    </style:style>
    <style:style style:name="P29" style:family="paragraph" style:parent-style-name="Standard">
      <style:paragraph-properties fo:text-align="start" style:justify-single-word="false"/>
      <style:text-properties officeooo:rsid="000e0cec" officeooo:paragraph-rsid="00153108"/>
    </style:style>
    <style:style style:name="P30" style:family="paragraph" style:parent-style-name="Standard">
      <style:paragraph-properties fo:text-align="center" style:justify-single-word="false" fo:break-before="page"/>
      <style:text-properties officeooo:rsid="000184c8" officeooo:paragraph-rsid="000184c8"/>
    </style:style>
    <style:style style:name="T1" style:family="text">
      <style:text-properties officeooo:rsid="000184c8"/>
    </style:style>
    <style:style style:name="T2" style:family="text">
      <style:text-properties officeooo:rsid="0003157d"/>
    </style:style>
    <style:style style:name="T3" style:family="text">
      <style:text-properties officeooo:rsid="000640c1"/>
    </style:style>
    <style:style style:name="T4" style:family="text">
      <style:text-properties officeooo:rsid="00064d07"/>
    </style:style>
    <style:style style:name="T5" style:family="text">
      <style:text-properties officeooo:rsid="000834eb"/>
    </style:style>
    <style:style style:name="T6" style:family="text">
      <style:text-properties officeooo:rsid="000a2999"/>
    </style:style>
    <style:style style:name="T7" style:family="text">
      <style:text-properties officeooo:rsid="000ffd3a"/>
    </style:style>
    <style:style style:name="T8" style:family="text">
      <style:text-properties officeooo:rsid="001075bf"/>
    </style:style>
    <style:style style:name="T9" style:family="text">
      <style:text-properties officeooo:rsid="0011a934"/>
    </style:style>
    <style:style style:name="T10" style:family="text">
      <style:text-properties officeooo:rsid="0012434f"/>
    </style:style>
    <style:style style:name="T11" style:family="text">
      <style:text-properties officeooo:rsid="0013d286"/>
    </style:style>
    <style:style style:name="T12" style:family="text">
      <style:text-properties officeooo:rsid="001412ba"/>
    </style:style>
    <style:style style:name="T13" style:family="text">
      <style:text-properties officeooo:rsid="001531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Trabalho de Inteligência computacional</text:p>
      <text:p text:style-name="P7">Aluno: Edson Leonardo Neves de Siqueira</text:p>
      <text:p text:style-name="P7">Matrícula: 20121102353</text:p>
      <text:p text:style-name="P5"/>
      <text:p text:style-name="P5"/>
      <text:p text:style-name="P5"/>
      <text:p text:style-name="P5"/>
      <text:p text:style-name="P30">Regras de Produção</text:p>
      <text:p text:style-name="P8">Regras de primeiras jogadas:</text:p>
      <text:p text:style-name="P5"/>
      <text:p text:style-name="P6">01 – </text:p>
      <text:p text:style-name="P1"><text:span text:style-name="T1"><text:tab/></text:span><text:span text:style-name="T3">s</text:span><text:span text:style-name="T2">e casa 11 != "X" and casa 11 = “” então:</text:span></text:p>
      <text:p text:style-name="P1"><text:span text:style-name="T2"><text:tab/><text:tab/><text:tab/><text:tab/><text:tab/><text:tab/>joga </text:span><text:span text:style-name="T3">"</text:span><text:span text:style-name="T2">11</text:span><text:span text:style-name="T3">";</text:span></text:p>
      <text:p text:style-name="P8"/>
      <text:p text:style-name="P1"><text:span text:style-name="T2">02 </text:span><text:bookmark-start text:name="__DdeLink__2_2023679927"/><text:span text:style-name="T2">– </text:span><text:bookmark-end text:name="__DdeLink__2_2023679927"/></text:p>
      <text:p text:style-name="P1"><text:span text:style-name="T2"><text:tab/></text:span><text:span text:style-name="T3">s</text:span><text:span text:style-name="T2">e jogada = 11 então:</text:span></text:p>
      <text:p text:style-name="P1"><text:span text:style-name="T2"><text:tab/><text:tab/><text:tab/><text:tab/>joga </text:span><text:span text:style-name="T3">"</text:span><text:span text:style-name="T2">02</text:span><text:span text:style-name="T3">";</text:span></text:p>
      <text:p text:style-name="P8"/>
      <text:p text:style-name="P8"/>
      <text:p text:style-name="P8">Regras de vitórias(se puder ganhar, ganha):</text:p>
      <text:p text:style-name="P8"/>
      <text:p text:style-name="P9">03 – <text:s/></text:p>
      <text:p text:style-name="P1"><text:span text:style-name="T2"><text:tab/></text:span><text:span text:style-name="T3">s</text:span><text:span text:style-name="T2">e casa 00 ="O" and casa 01 = "O" and casa 02 = “” então:</text:span></text:p>
      <text:p text:style-name="P1"><text:span text:style-name="T2"><text:tab/><text:tab/><text:tab/><text:tab/><text:tab/><text:tab/><text:tab/><text:tab/><text:tab/>joga </text:span><text:span text:style-name="T3">"</text:span><text:span text:style-name="T2">02</text:span><text:span text:style-name="T3">";</text:span></text:p>
      <text:p text:style-name="P9"><text:s text:c="8"/><text:tab/></text:p>
      <text:p text:style-name="P9"><text:tab/>se não se casa 01 = "O" and casa 02 = "O" and casa 00 = “” então:</text:p>
      <text:p text:style-name="P1"><text:span text:style-name="T2"><text:tab/><text:tab/><text:tab/><text:tab/><text:tab/><text:tab/><text:tab/><text:tab/> <text:s text:c="11"/>joga </text:span><text:span text:style-name="T3">"</text:span><text:span text:style-name="T2">00</text:span><text:span text:style-name="T3">";</text:span></text:p>
      <text:p text:style-name="P9"><text:s text:c="8"/><text:tab/></text:p>
      <text:p text:style-name="P9"><text:tab/>se não se casa 00 ="O" and casa 02 = "O" and casa 01 = “” então</text:p>
      <text:p text:style-name="P1"><text:span text:style-name="T2"><text:tab/><text:tab/><text:tab/><text:tab/><text:tab/><text:tab/><text:tab/><text:tab/><text:tab/>joga </text:span><text:span text:style-name="T3">"</text:span><text:span text:style-name="T2">01</text:span><text:span text:style-name="T3">";</text:span></text:p>
      <text:p text:style-name="P9"/>
      <text:p text:style-name="P10">04 – </text:p>
      <text:p text:style-name="P10"><text:tab/>se casa 10 = "O" and casa11 = "O" and casa 12 = “” então:</text:p>
      <text:p text:style-name="P10"><text:s text:c="12"/><text:tab/><text:tab/><text:tab/><text:tab/><text:tab/><text:tab/><text:tab/><text:tab/>joga "12";</text:p>
      <text:p text:style-name="P1"><text:span text:style-name="T3"><text:s text:c="8"/><text:tab/></text:span><text:span text:style-name="T4">se</text:span><text:span text:style-name="T3"> não se casa 11 = "O" and casa 12 ="O" and casa 10 = “” então:</text:span></text:p>
      <text:p text:style-name="P2"><text:span text:style-name="T3"><text:s text:c="12"/><text:tab/><text:tab/><text:tab/><text:tab/><text:tab/><text:tab/><text:tab/><text:tab/>joga "10</text:span><text:bookmark-start text:name="__DdeLink__5_2023679927"/><text:span text:style-name="T3">"</text:span><text:bookmark-end text:name="__DdeLink__5_2023679927"/><text:span text:style-name="T3">;</text:span></text:p>
      <text:p text:style-name="P11"/>
      <text:p text:style-name="P12">05 –</text:p>
      <text:p text:style-name="P12"><text:tab/>se casa 20 = "O" and casa 21 = "O" and casa 22 = “” então:</text:p>
      <text:p text:style-name="P12"><text:tab/><text:tab/><text:tab/><text:tab/><text:tab/><text:tab/><text:tab/> <text:s text:c="11"/><text:tab/>joga "22";</text:p>
      <text:p text:style-name="P12"><text:s text:c="8"/><text:tab/>se não se casa 21 = "O" and casa 22 = "O" and casa 20 = “” então:</text:p>
      <text:p text:style-name="P12"><text:tab/><text:tab/><text:tab/><text:tab/><text:tab/><text:tab/><text:tab/> <text:s text:c="11"/><text:tab/>joga "20";</text:p>
      <text:p text:style-name="P12"><text:s text:c="8"/><text:tab/>se não se casa 20 = "O" and casa 22 = "O" and casa 21 = “” então:</text:p>
      <text:p text:style-name="P3"><text:span text:style-name="T4"><text:tab/><text:tab/><text:tab/><text:tab/><text:tab/><text:tab/><text:tab/> <text:s text:c="11"/><text:tab/></text:span><text:span text:style-name="T5">joga</text:span><text:span text:style-name="T4"> "21";</text:span></text:p>
      <text:p text:style-name="P13"/>
      <text:p text:style-name="P14">06 –</text:p>
      <text:p text:style-name="P14"><text:tab/>se <text:s/>casa 00 = "O" and casa 10 = "O" and casa 20 = “” então:</text:p>
      <text:p text:style-name="P14"><text:tab/><text:tab/><text:tab/><text:tab/><text:tab/><text:tab/><text:tab/><text:tab/><text:tab/>joga "20";</text:p>
      <text:p text:style-name="P14"><text:s text:c="8"/><text:tab/>se não se casa 10 = "O" and casa20 = "O" and casa 00 = “” então: </text:p>
      <text:p text:style-name="P14"><text:s text:c="12"/><text:tab/><text:tab/><text:tab/><text:tab/><text:tab/><text:tab/><text:tab/><text:tab/>joga "00";</text:p>
      <text:p text:style-name="P14"><text:s text:c="8"/><text:tab/>se não se casa 00 = "O" and casa 20 = "O" and casa10 = “” então:</text:p>
      <text:p text:style-name="P14"><text:tab/><text:tab/><text:tab/><text:tab/><text:tab/><text:tab/><text:tab/><text:tab/> <text:s text:c="11"/>joga "10";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07 –</text:p>
      <text:p text:style-name="P14"><text:tab/> se casa 01 = "O" and casa 11 = "O" and casa 21 = “” então:</text:p>
      <text:p text:style-name="P14"><text:tab/><text:tab/><text:tab/><text:tab/><text:tab/><text:tab/><text:tab/><text:tab/> <text:s text:c="11"/>joga "21";</text:p>
      <text:p text:style-name="P14"><text:s text:c="8"/><text:tab/>se não se casa 11 = "O" and casa 21 = "O" and casa 01 = “” então:</text:p>
      <text:p text:style-name="P14"><text:tab/><text:tab/><text:tab/><text:tab/><text:tab/><text:tab/><text:tab/><text:tab/> <text:s text:c="11"/>joga "01";</text:p>
      <text:p text:style-name="P14"/>
      <text:p text:style-name="P14">08 –</text:p>
      <text:p text:style-name="P14"><text:tab/>se casa 02 = "O" and casa 12 = "O" and casa 22 = “” então:</text:p>
      <text:p text:style-name="P14"><text:tab/><text:tab/><text:tab/><text:tab/><text:tab/><text:tab/><text:tab/><text:tab/><text:tab/>joga "22";</text:p>
      <text:p text:style-name="P14"><text:s text:c="8"/><text:tab/>se não se casa 12 = "O" and casa 22 = "O" and casa 02 = “” então:</text:p>
      <text:p text:style-name="P14"><text:tab/><text:tab/><text:tab/><text:tab/><text:tab/><text:tab/><text:tab/><text:tab/> <text:s text:c="11"/>joga "02";</text:p>
      <text:p text:style-name="P14"><text:s text:c="8"/><text:tab/>se não se casa 02 = "O" and <text:s/>casa 22 = "O" and casa 12 = “” então:</text:p>
      <text:p text:style-name="P14"><text:tab/><text:tab/><text:tab/><text:tab/><text:tab/><text:tab/><text:tab/><text:tab/> <text:s text:c="11"/>joga "12";</text:p>
      <text:p text:style-name="P8"/>
      <text:p text:style-name="P15">09 –</text:p>
      <text:p text:style-name="P15"><text:tab/>se casa 00 = "O" and casa11 = "O" and casa 22 = “” então:</text:p>
      <text:p text:style-name="P15"><text:tab/> <text:s text:c="11"/><text:tab/><text:tab/><text:tab/><text:tab/><text:tab/><text:tab/><text:tab/>joga "22";</text:p>
      <text:p text:style-name="P15"><text:s text:c="8"/><text:tab/>se não se casa 11 = "O" and casa 22 = "O" and <text:s/>casa 00 = “” então: </text:p>
      <text:p text:style-name="P15"><text:tab/><text:tab/><text:tab/><text:tab/><text:tab/><text:tab/><text:tab/><text:tab/> <text:s text:c="11"/>joga "00";</text:p>
      <text:p text:style-name="P15"/>
      <text:p text:style-name="P15">10 –</text:p>
      <text:p text:style-name="P15"><text:tab/>se casa 02 = "O" and casa 11 = "O" and casa 20 = “” então:</text:p>
      <text:p text:style-name="P15"><text:tab/><text:tab/><text:tab/><text:tab/><text:tab/><text:tab/><text:tab/> <text:s text:c="11"/><text:tab/>joga "20";</text:p>
      <text:p text:style-name="P15"><text:s text:c="8"/><text:tab/>se casa 20 = "O" and casa 11 = "O" and casa 02 = “” então:</text:p>
      <text:p text:style-name="P15"><text:tab/><text:tab/><text:tab/><text:tab/><text:tab/><text:tab/><text:tab/><text:tab/> <text:s text:c="10"/>joga "02";</text:p>
      <text:p text:style-name="P15"/>
      <text:p text:style-name="P15">11 –</text:p>
      <text:p text:style-name="P15"><text:tab/>se jogada = "01" and casa 02 = “” então:</text:p>
      <text:p text:style-name="P16"><text:s text:c="12"/><text:tab/><text:tab/><text:tab/><text:tab/><text:tab/>joga "02";</text:p>
      <text:p text:style-name="P16"/>
      <text:p text:style-name="P17">12 –</text:p>
      <text:p text:style-name="P17"><text:tab/>se casa 11 = "O" and jogada = "02" and casa 12 = “” and casa 21 = "X" então:</text:p>
      <text:p text:style-name="P17"><text:tab/><text:tab/><text:tab/><text:tab/><text:tab/> <text:s text:c="11"/><text:tab/><text:tab/><text:tab/><text:tab/><text:tab/>joga "12";</text:p>
      <text:p text:style-name="P17"/>
      <text:p text:style-name="P17">13 –</text:p>
      <text:p text:style-name="P17"><text:tab/>se jogada = "02" and casa 01 = “” and casa 12 = “” and casa 22 = “” então:</text:p>
      <text:p text:style-name="P17"><text:s text:c="12"/><text:tab/><text:tab/><text:tab/><text:tab/><text:tab/><text:tab/><text:tab/><text:tab/><text:tab/><text:tab/>joga "01";</text:p>
      <text:p text:style-name="P17"/>
      <text:p text:style-name="P17">14 –</text:p>
      <text:p text:style-name="P17"><text:tab/>se jogada = "10" and casa 20 = “” and casa 11 = "O" então:</text:p>
      <text:p text:style-name="P17"><text:tab/><text:tab/><text:tab/><text:tab/><text:tab/><text:tab/><text:tab/><text:tab/> <text:s text:c="10"/><text:tab/>joga "20";</text:p>
      <text:p text:style-name="P17"/>
      <text:p text:style-name="P18">15 –</text:p>
      <text:p text:style-name="P18"><text:tab/>se jogada = "12" and casa 02 = “” então:</text:p>
      <text:p text:style-name="P18"><text:tab/><text:tab/><text:tab/><text:tab/><text:tab/><text:tab/><text:tab/>joga "02";</text:p>
      <text:p text:style-name="P18"/>
      <text:p text:style-name="P18">16 –</text:p>
      <text:p text:style-name="P18"><text:tab/>se casa 11 = "O" and jogada = "20" and casa 21 = “” and casa 12 = "X" and casa 22 = “” <text:tab/><text:tab/>então:</text:p>
      <text:p text:style-name="P18"><text:tab/><text:tab/><text:tab/>joga "21";</text:p>
      <text:p text:style-name="P18"/>
      <text:p text:style-name="P18"/>
      <text:p text:style-name="P19"><text:soft-page-break/>17 –</text:p>
      <text:p text:style-name="P19"><text:tab/>se jogada = "20" and casa 10 = “” and casa 11 = "O" and (casa 22 != "X") então:</text:p>
      <text:p text:style-name="P19"><text:tab/><text:tab/> <text:s text:c="11"/><text:tab/><text:tab/><text:tab/><text:tab/><text:tab/><text:tab/><text:tab/><text:tab/><text:tab/>joga "10";</text:p>
      <text:p text:style-name="P19"/>
      <text:p text:style-name="P19">18 –</text:p>
      <text:p text:style-name="P19"><text:tab/>se jogada = "21" and casa 20 = “” and casa 02 = "X" então:</text:p>
      <text:p text:style-name="P19"><text:tab/><text:tab/><text:tab/><text:tab/><text:tab/><text:tab/><text:tab/><text:tab/> <text:s text:c="11"/>joga "12";</text:p>
      <text:p text:style-name="P19"/>
      <text:p text:style-name="P19">19 –</text:p>
      <text:p text:style-name="P19"><text:tab/>se jogada = "21" and casa 20 = “” and casa 11 = "O" então:</text:p>
      <text:p text:style-name="P19"><text:tab/><text:tab/><text:tab/><text:tab/><text:tab/><text:tab/><text:tab/><text:tab/> <text:s text:c="11"/>joga "20";</text:p>
      <text:p text:style-name="P19">20 –</text:p>
      <text:p text:style-name="P19"><text:tab/>se jogada = "22" and casa 00 = "X" and casa 01 = “” and (casa 20 “= "X") então:</text:p>
      <text:p text:style-name="P19"><text:tab/><text:tab/><text:tab/><text:tab/><text:tab/><text:tab/><text:tab/><text:tab/><text:tab/><text:tab/><text:tab/> <text:s text:c="10"/>joga "01";</text:p>
      <text:p text:style-name="P19"/>
      <text:p text:style-name="P19">21 –</text:p>
      <text:p text:style-name="P19"><text:tab/>se jogada = "22" and casa 02 = “” and (casa 20 != "X") and casa 21 = “” então:</text:p>
      <text:p text:style-name="P19"><text:tab/><text:tab/><text:tab/><text:tab/><text:tab/><text:tab/><text:tab/><text:tab/><text:tab/><text:tab/> <text:s text:c="11"/>joga "02";</text:p>
      <text:p text:style-name="P19"/>
      <text:p text:style-name="P19">22 –</text:p>
      <text:p text:style-name="P19"><text:tab/>se jogada = "10" and casa 02 = "O" and casa 11 = "O" and casa 20 = “” então:</text:p>
      <text:p text:style-name="P19"><text:s/><text:tab/><text:tab/><text:tab/><text:tab/><text:tab/><text:tab/><text:tab/><text:tab/><text:tab/><text:tab/> <text:s text:c="10"/>joga "20";</text:p>
      <text:p text:style-name="P20"/>
      <text:p text:style-name="P20">23 –</text:p>
      <text:p text:style-name="P20"><text:tab/>se jogada = "12" and casa 02 = "O" and casa 11 = "O" and casa 20 = “” então:</text:p>
      <text:p text:style-name="P20"><text:tab/><text:tab/><text:tab/><text:tab/><text:tab/><text:tab/><text:tab/><text:tab/><text:tab/><text:tab/> <text:s text:c="11"/>joga "20";</text:p>
      <text:p text:style-name="P20"/>
      <text:p text:style-name="P20">24 –</text:p>
      <text:p text:style-name="P20"><text:tab/>se jogada = "22" and casa 02 = "O" and casa 11 = "O" and casa 20 = “” então:</text:p>
      <text:p text:style-name="P20"><text:tab/><text:tab/><text:tab/><text:tab/><text:tab/><text:tab/><text:tab/><text:tab/><text:tab/><text:tab/> <text:s text:c="11"/>joga "20";</text:p>
      <text:p text:style-name="P20"/>
      <text:p text:style-name="P20">25 –</text:p>
      <text:p text:style-name="P20"><text:tab/>se jogada = "21" and casa 20 = "X" and casa 22 = “” então:</text:p>
      <text:p text:style-name="P20"><text:tab/><text:tab/><text:tab/><text:tab/><text:tab/><text:tab/><text:tab/><text:tab/> <text:s text:c="11"/>joga "22";</text:p>
      <text:p text:style-name="P21">26 –</text:p>
      <text:p text:style-name="P21"><text:tab/>se jogada = "22" and casa 20 = "X" and casa 21 = “” então:</text:p>
      <text:p text:style-name="P21"><text:s text:c="12"/><text:tab/><text:tab/><text:tab/><text:tab/><text:tab/><text:tab/><text:tab/><text:tab/>joga "21";</text:p>
      <text:p text:style-name="P21"/>
      <text:p text:style-name="P22">27 –</text:p>
      <text:p text:style-name="P23"><text:tab/><text:span text:style-name="T7">se</text:span><text:bookmark-start text:name="__DdeLink__752_1697101778"/><text:span text:style-name="T7"> jogada = "12" and casa 02 = "X" and casa 22</text:span><text:bookmark-end text:name="__DdeLink__752_1697101778"/><text:span text:style-name="T7"> = “” então:</text:span></text:p>
      <text:p text:style-name="P23"><text:span text:style-name="T7"><text:tab/><text:tab/><text:tab/><text:tab/><text:tab/><text:tab/><text:tab/><text:tab/> <text:s text:c="11"/>joga "22";</text:span></text:p>
      <text:p text:style-name="P23"><text:span text:style-name="T7"/></text:p>
      <text:p text:style-name="P23"><text:span text:style-name="T7">28 –</text:span></text:p>
      <text:p text:style-name="P23"><text:span text:style-name="T7"><text:tab/>se jogada = "22" and casa 02 = "X" and casa 12 então:</text:span></text:p>
      <text:p text:style-name="P23"><text:span text:style-name="T7"><text:tab/><text:tab/><text:tab/><text:tab/><text:tab/><text:tab/><text:tab/><text:tab/> <text:s text:c="11"/>joga "12";</text:span></text:p>
      <text:p text:style-name="P23"><text:span text:style-name="T7"/></text:p>
      <text:p text:style-name="P23"><text:span text:style-name="T7">29 –</text:span></text:p>
      <text:p text:style-name="P23"><text:span text:style-name="T7"><text:tab/>se jogada = "02" and casa 22 = "X" and casa 12 = “” então: </text:span></text:p>
      <text:p text:style-name="P23"><text:span text:style-name="T7"><text:tab/><text:tab/><text:tab/><text:tab/><text:tab/><text:tab/><text:tab/><text:tab/> <text:s text:c="11"/>joga "12";</text:span></text:p>
      <text:p text:style-name="P23"><text:span text:style-name="T7"/></text:p>
      <text:p text:style-name="P24"><text:span text:style-name="T8"/></text:p>
      <text:p text:style-name="P24"><text:span text:style-name="T8"/></text:p>
      <text:p text:style-name="P24"><text:soft-page-break/><text:span text:style-name="T8">30 – </text:span></text:p>
      <text:p text:style-name="P24"><text:span text:style-name="T8"><text:tab/>se jogada = "01" and casa 02 = "X" and casa 00 = “” então:</text:span></text:p>
      <text:p text:style-name="P24"><text:span text:style-name="T8"><text:tab/><text:tab/><text:tab/><text:tab/><text:tab/><text:tab/><text:tab/><text:tab/> <text:s text:c="11"/>joga "00";</text:span></text:p>
      <text:p text:style-name="P24"><text:span text:style-name="T8"/></text:p>
      <text:p text:style-name="P24"><text:span text:style-name="T8">31 –</text:span></text:p>
      <text:p text:style-name="P24"><text:span text:style-name="T8"><text:tab/>se jogada = "02" and casa 01 = "X" and casa 00 = “” então:</text:span></text:p>
      <text:p text:style-name="P24"><text:span text:style-name="T8"><text:tab/><text:tab/><text:tab/><text:tab/><text:tab/><text:tab/><text:tab/><text:tab/> <text:s text:c="10"/><text:tab/>joga "00";</text:span></text:p>
      <text:p text:style-name="P24"><text:span text:style-name="T8"/></text:p>
      <text:p text:style-name="P24"><text:span text:style-name="T8">32 –</text:span></text:p>
      <text:p text:style-name="P24"><text:span text:style-name="T8"><text:tab/>se jogada = "20" and casa 10 = "X" and casa 00 = “” então:</text:span></text:p>
      <text:p text:style-name="P24"><text:span text:style-name="T8"><text:tab/><text:tab/><text:tab/><text:tab/><text:tab/><text:tab/><text:tab/><text:tab/> <text:s text:c="11"/>joga "00";</text:span></text:p>
      <text:p text:style-name="P24"><text:span text:style-name="T8"/></text:p>
      <text:p text:style-name="P25"><text:span text:style-name="T9">33 – </text:span></text:p>
      <text:p text:style-name="P25"><text:span text:style-name="T9"><text:tab/>se jogada = "02" and casa 12 = "X" and casa 22 = “” então: </text:span></text:p>
      <text:p text:style-name="P25"><text:span text:style-name="T9"><text:tab/><text:tab/><text:tab/><text:tab/><text:tab/><text:tab/><text:tab/><text:tab/> <text:s text:c="11"/>joga "22";</text:span></text:p>
      <text:p text:style-name="P25"><text:span text:style-name="T9"/></text:p>
      <text:p text:style-name="P26"><text:span text:style-name="T10">34 – </text:span></text:p>
      <text:p text:style-name="P26"><text:span text:style-name="T10"><text:tab/>se casa 11 = "X" and jogada = "00" and casa 22 = “” então:</text:span></text:p>
      <text:p text:style-name="P26"><text:span text:style-name="T10"><text:tab/><text:tab/><text:tab/><text:tab/><text:tab/><text:tab/><text:tab/><text:tab/> <text:s text:c="11"/>joga "22";</text:span></text:p>
      <text:p text:style-name="P26"><text:span text:style-name="T10"/></text:p>
      <text:p text:style-name="P26"><text:span text:style-name="T10">35 –</text:span></text:p>
      <text:p text:style-name="P26"><text:span text:style-name="T10"><text:tab/> se casa11 = "X" and jogada = "12" and casa 10 = “” então:</text:span></text:p>
      <text:p text:style-name="P26"><text:span text:style-name="T10"><text:tab/><text:tab/><text:tab/><text:tab/><text:tab/><text:tab/><text:tab/><text:tab/> <text:s text:c="11"/>joga "10";</text:span></text:p>
      <text:p text:style-name="P26"><text:span text:style-name="T10"/></text:p>
      <text:p text:style-name="P26"><text:span text:style-name="T10">36 –</text:span></text:p>
      <text:p text:style-name="P26"><text:span text:style-name="T10"><text:tab/> se casa 11 = "X" and jogada = "01" and casa 21 = “” então:</text:span></text:p>
      <text:p text:style-name="P26"><text:span text:style-name="T10"><text:tab/><text:tab/><text:tab/><text:tab/><text:tab/><text:tab/><text:tab/><text:tab/> <text:s text:c="11"/>joga "21";</text:span></text:p>
      <text:p text:style-name="P26"><text:span text:style-name="T10"/></text:p>
      <text:p text:style-name="P26"><text:span text:style-name="T10">37 –</text:span></text:p>
      <text:p text:style-name="P26"><text:span text:style-name="T10"><text:tab/>se casa 11 = "X" and jogada "10" and casa 12 = “” então:</text:span></text:p>
      <text:p text:style-name="P26"><text:span text:style-name="T10"><text:tab/><text:tab/><text:tab/><text:tab/><text:tab/><text:tab/><text:tab/><text:tab/> <text:s text:c="11"/>joga "12";</text:span></text:p>
      <text:p text:style-name="P26"><text:span text:style-name="T10"/></text:p>
      <text:p text:style-name="P26"><text:span text:style-name="T10">38 –</text:span></text:p>
      <text:p text:style-name="P26"><text:span text:style-name="T10"><text:tab/>se casa 11 = "X" and jogada = "20" and casa 22 = “” and casa 02 <text:s/>= "O" and </text:span><text:span text:style-name="T11">casa </text:span><text:span text:style-name="T10">12 !</text:span><text:span text:style-name="T11">= </text:span><text:span text:style-name="T10">"X"</text:span></text:p>
      <text:p text:style-name="P27"><text:span text:style-name="T10"><text:tab/><text:tab/><text:tab/><text:tab/></text:span><text:span text:style-name="T11">então:</text:span></text:p>
      <text:p text:style-name="P27"><text:span text:style-name="T11"><text:tab/><text:tab/><text:tab/><text:tab/></text:span><text:span text:style-name="T10"> <text:s text:c="10"/><text:tab/></text:span><text:span text:style-name="T11">joga</text:span><text:span text:style-name="T10"> "22";</text:span></text:p>
      <text:p text:style-name="P27"><text:span text:style-name="T10"/></text:p>
      <text:p text:style-name="P27"><text:span text:style-name="T11">39 –</text:span></text:p>
      <text:p text:style-name="P27"><text:span text:style-name="T11"><text:tab/>se casa 11 = "X" and jogada = "22" and casa 00 = “” então:</text:span></text:p>
      <text:p text:style-name="P27"><text:span text:style-name="T11"><text:tab/><text:tab/><text:tab/><text:tab/><text:tab/><text:tab/><text:tab/><text:tab/> <text:s text:c="11"/>joga "00";</text:span></text:p>
      <text:p text:style-name="P27"><text:span text:style-name="T11"/></text:p>
      <text:p text:style-name="P27"><text:span text:style-name="T11">40 –</text:span></text:p>
      <text:p text:style-name="P27"><text:span text:style-name="T11"><text:tab/>se casa 11 = "X" and jogada ="21" and casa 01 = “” então:</text:span></text:p>
      <text:p text:style-name="P27"><text:span text:style-name="T11"><text:tab/><text:tab/><text:tab/><text:tab/><text:tab/><text:tab/><text:tab/><text:tab/> <text:s text:c="10"/><text:tab/>joga "01";</text:span></text:p>
      <text:p text:style-name="P27"><text:span text:style-name="T11"/></text:p>
      <text:p text:style-name="P28"><text:span text:style-name="T12">41 –</text:span></text:p>
      <text:p text:style-name="P28"><text:span text:style-name="T12"><text:tab/>se casa 11 = "X" and jogada = "20" and casa 01 = “” and casa 02 = "O"</text:span></text:p>
      <text:p text:style-name="P28"><text:span text:style-name="T12"><text:tab/><text:tab/><text:tab/><text:tab/><text:tab/><text:tab/><text:tab/><text:tab/><text:tab/> <text:s text:c="11"/>joga "01";</text:span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oft-page-break/><text:span text:style-name="T12">42 –</text:span></text:p>
      <text:p text:style-name="P28"><text:span text:style-name="T12"><text:tab/>se casa 11 = "O" and jogada = "00" and casa 01 = “” and casa 02 = "X" então:</text:span></text:p>
      <text:p text:style-name="P28"><text:span text:style-name="T12"><text:tab/><text:tab/><text:tab/><text:tab/><text:tab/><text:tab/><text:tab/><text:tab/><text:tab/><text:tab/> <text:s text:c="11"/>joga "01";</text:span></text:p>
      <text:p text:style-name="P28"><text:span text:style-name="T12"/></text:p>
      <text:p text:style-name="P28"><text:span text:style-name="T12">43 –</text:span></text:p>
      <text:p text:style-name="P28"><text:span text:style-name="T12"><text:tab/>se casa 11 = "O" and jogada = "00" and casa 10 = “” então:</text:span></text:p>
      <text:p text:style-name="P28"><text:span text:style-name="T12"><text:tab/><text:tab/><text:tab/><text:tab/><text:tab/><text:tab/><text:tab/><text:tab/> <text:s text:c="10"/><text:tab/>joga "10";</text:span></text:p>
      <text:p text:style-name="P28"><text:span text:style-name="T12"/></text:p>
      <text:p text:style-name="P28"><text:span text:style-name="T12">44 – <text:s/></text:span></text:p>
      <text:p text:style-name="P28"><text:span text:style-name="T12"><text:tab/>se casa 11 = "O" and jogada = "20" and casa 21 = “” and casa 22 = "X" então:</text:span></text:p>
      <text:p text:style-name="P28"><text:span text:style-name="T12"><text:tab/><text:tab/><text:tab/><text:tab/><text:tab/><text:tab/><text:tab/><text:tab/><text:tab/><text:tab/> <text:s text:c="11"/>joga "21";</text:span></text:p>
      <text:p text:style-name="P28"><text:span text:style-name="T12"/></text:p>
      <text:p text:style-name="P28"><text:span text:style-name="T12">45 –</text:span></text:p>
      <text:p text:style-name="P28"><text:span text:style-name="T12"><text:tab/> se casa 11 = "O" and jogada = "22" and casa 21 = “” and casa 20 = "X" então:</text:span></text:p>
      <text:p text:style-name="P28"><text:span text:style-name="T12"><text:tab/><text:tab/><text:tab/><text:tab/><text:tab/><text:tab/><text:tab/><text:tab/><text:tab/><text:tab/> <text:s text:c="11"/>joga "21";</text:span></text:p>
      <text:p text:style-name="P28"><text:span text:style-name="T12"/></text:p>
      <text:p text:style-name="P29"><text:span text:style-name="T13">46 –</text:span></text:p>
      <text:p text:style-name="P29"><text:span text:style-name="T13"><text:tab/>para casa [0][0] até casa [2][2] com i e j faça:</text:span></text:p>
      <text:p text:style-name="P29"><text:span text:style-name="T13"><text:tab/><text:tab/>se casa [i][j] = “” então</text:span></text:p>
      <text:p text:style-name="P29"><text:span text:style-name="T13"><text:tab/><text:tab/><text:tab/>contadorCasa := casa[i][j]</text:span></text:p>
      <text:p text:style-name="P29"><text:span text:style-name="T13"><text:tab/>fim loop</text:span></text:p>
      <text:p text:style-name="P29"><text:span text:style-name="T13"><text:tab/>se contador casa = 2 então:</text:span></text:p>
      <text:p text:style-name="P29"><text:span text:style-name="T13"><text:tab/><text:tab/><text:tab/><text:tab/><text:tab/>joga em qualquer casa</text:span></text:p>
      <text:p text:style-name="P29"><text:span text:style-name="T13"><text:tab/>sen não se contador casa = = então:</text:span></text:p>
      <text:p text:style-name="P29"><text:span text:style-name="T13"><text:tab/><text:tab/><text:tab/><text:tab/><text:tab/>deu velha</text:span></text:p>
      <text:p text:style-name="P29"><text:span text:style-name="T13"/></text:p>
      <text:p text:style-name="P29"><text:span text:style-name="T13">* Como as regras de ganhar vão vir primeiro, se não existir a possibilidade de banhar e só existirem duas casas vazias(essa é a última regra a ser avaliada). Então pode jogar em qualquer pois vai dar velha.</text:span></text:p>
      <text:p text:style-name="P29"><text:span text:style-name="T13"/></text:p>
      <text:p text:style-name="P28"><text:span text:style-name="T12"/></text:p>
      <text:p text:style-name="P24"><text:span text:style-name="T8"/></text:p>
      <text:p text:style-name="P4"><text:span text:style-name="T6"><text:tab/></text:span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neves </meta:initial-creator>
    <meta:creation-date>2013-09-17T15:23:29</meta:creation-date>
    <dc:date>2013-09-18T16:51:08</dc:date>
    <dc:creator>leonardoneves </dc:creator>
    <meta:editing-duration>PT7H29M40S</meta:editing-duration>
    <meta:editing-cycles>16</meta:editing-cycles>
    <meta:generator>LibreOffice/4.0.2.2$Linux_x86 LibreOffice_project/400m0$Build-2</meta:generator>
    <meta:document-statistic meta:table-count="0" meta:image-count="0" meta:object-count="0" meta:page-count="6" meta:paragraph-count="179" meta:word-count="1205" meta:character-count="6165" meta:non-whitespace-character-count="3834"/>
  </office:meta>
</office:document-meta>
</file>